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Blurb review and suggestions&lt;/h4&gt;&lt;pre class="message"&gt;&lt;div class="author"&gt;user&lt;/div&gt;&lt;div&gt;Hey Hal, what do you think of this blurb? Today, we stand on that foundation and recommit ourselves to bridging need with compassion—with fresh eyes, renewed energy, and an open invitation to everyone in the parish.</text:p>
      <text:p text:style-name="Standard"/>
      <text:p text:style-name="Standard">Where are we going?</text:p>
      <text:p text:style-name="Standard">Our8231.org is moving forward into the digital age with programs designed to reach beyond the walls of St. Sharbel.</text:p>
      <text:p text:style-name="Standard"/>
      <text:p text:style-name="Standard">Our goal, and we need your help, is to witness Christ, the Catholic Church, and the Maronite tradition with initiatives designed to enable all parishioners to engage in meaningful ministry throughout the local community and beyond.</text:p>
      <text:p text:style-name="Standard"/>
      <text:p text:style-name="Standard">Tomorrow, we envision new opportunities to serve, to innovate, and to leave behind a legacy that calls men to courage, unity, and faith.</text:p>
      <text:p text:style-name="Standard"/>
      <text:p text:style-name="Standard">How are we going to get there?</text:p>
      <text:p text:style-name="Standard">Our8231 has launched an ambitious, some think audacious, five year plan that you can read about here.</text:p>
      <text:p text:style-name="Standard"/>
      <text:p text:style-name="Standard">Be a part of that future right now and add your name to the wait list of people who want to be part of the plan.</text:p>
      <text:p text:style-name="Standard"/>
      <text:p text:style-name="Standard">Start Helping Today!</text:p>
      <text:p text:style-name="Standard">You do not have to be a member of the Knights to provide or receive any services.&lt;/div&gt;&lt;/pre&gt;&lt;pre class="message"&gt;&lt;div class="author"&gt;ChatGPT&lt;/div&gt;&lt;div&gt;That’s a strong, mission-driven draft, Hal-approved in spirit — it already carries a good balance of inspiration, clarity, and invitation. A few thoughts to tighten flow and tone for web readability (especially for a WordPress landing block): <text:s/></text:p>
      <text:p text:style-name="Standard"/>
      <text:p text:style-name="Standard">---</text:p>
      <text:p text:style-name="Standard"/>
      <text:p text:style-name="Standard">### **Strengths**</text:p>
      <text:p text:style-name="Standard">✅ *Voice &amp;amp; vision:* The tone is aspirational but grounded in community and faith — exactly right for parish engagement. <text:s/></text:p>
      <text:p text:style-name="Standard">✅ *Structure:* The Q&amp;amp;A headings (“Where are we going?”, “How are we going to get there?”) create an easy rhythm for readers scanning online. <text:s/></text:p>
      <text:p text:style-name="Standard">✅ *Call to action:* “Start Helping Today!” is direct and inclusive — well done. <text:s/></text:p>
      <text:p text:style-name="Standard"/>
      <text:p text:style-name="Standard">---</text:p>
      <text:p text:style-name="Standard"/>
      <text:p text:style-name="Standard">### **Suggestions**</text:p>
      <text:p text:style-name="Standard">Here’s how you could make it read a little smoother and more inviting, without changing your intent:</text:p>
      <text:p text:style-name="Standard"/>
      <text:p text:style-name="Standard">**1. Streamline repetition and rhythm** <text:s/></text:p>
      <text:p text:style-name="Standard">- “with fresh eyes, renewed energy, and an open invitation to everyone in the parish” → perhaps: <text:s/></text:p>
      <text:p text:style-name="Standard"><text:s text:c="2"/>&amp;gt; “with fresh eyes, renewed energy, and an open invitation to all.” <text:s/></text:p>
      <text:p text:style-name="Standard"><text:s text:c="2"/>Keeps the cadence and tightens the close.</text:p>
      <text:p text:style-name="Standard"/>
      <text:p text:style-name="Standard">**2. Clarify the mission sentence for clarity and impact** <text:s/></text:p>
      <text:p text:style-name="Standard"><text:soft-page-break/>&amp;gt; “Our goal, and we need your help, is to witness Christ, the Catholic Church, and the Maronite tradition…” <text:s/></text:p>
      <text:p text:style-name="Standard">could become: <text:s/></text:p>
      <text:p text:style-name="Standard">&amp;gt; “Our goal — and we need your help — is to bear witness to Christ through the Catholic and Maronite traditions…” <text:s/></text:p>
      <text:p text:style-name="Standard">That reads more naturally aloud and ties “witness” directly to action.</text:p>
      <text:p text:style-name="Standard"/>
      <text:p text:style-name="Standard">**3. Sharpen the “five-year plan” line** <text:s/></text:p>
      <text:p text:style-name="Standard">Since you don’t want to highlight the plan itself publicly, maybe soften it: <text:s/></text:p>
      <text:p text:style-name="Standard">&amp;gt; “Our8231 has begun an ambitious journey you can learn more about here.” <text:s/></text:p>
      <text:p text:style-name="Standard">That keeps the intrigue and forward motion without naming specifics.</text:p>
      <text:p text:style-name="Standard"/>
      <text:p text:style-name="Standard">**4. Strengthen the final CTA (call to action)** <text:s/></text:p>
      <text:p text:style-name="Standard">&amp;gt; “You do not have to be a member of the Knights to provide or receive any services.” <text:s/></text:p>
      <text:p text:style-name="Standard">could become: <text:s/></text:p>
      <text:p text:style-name="Standard">&amp;gt; “Everyone is welcome — you don’t have to be a Knight to take part or to receive support.” <text:s/></text:p>
      <text:p text:style-name="Standard">Friendlier and more active.</text:p>
      <text:p text:style-name="Standard"/>
      <text:p text:style-name="Standard">---</text:p>
      <text:p text:style-name="Standard"/>
      <text:p text:style-name="Standard">### **Slightly Polished Composite Version**</text:p>
      <text:p text:style-name="Standard">&amp;gt; Today, we stand on that foundation and recommit ourselves to bridging need with compassion — with fresh eyes, renewed energy, and an open invitation to all. <text:s/></text:p>
      <text:p text:style-name="Standard">&amp;gt; <text:s text:c="2"/></text:p>
      <text:p text:style-name="Standard">&amp;gt; **Where are we going?** <text:s/></text:p>
      <text:p text:style-name="Standard">&amp;gt; Our8231.org is moving forward into the digital age with programs that reach beyond the walls of St. Sharbel. <text:s/></text:p>
      <text:p text:style-name="Standard">&amp;gt; <text:s text:c="2"/></text:p>
      <text:p text:style-name="Standard">&amp;gt; Our goal — and we need your help — is to bear witness to Christ through the Catholic and Maronite traditions, creating initiatives that empower every parishioner to engage in meaningful ministry throughout the local community and beyond. <text:s/></text:p>
      <text:p text:style-name="Standard">&amp;gt; <text:s text:c="2"/></text:p>
      <text:p text:style-name="Standard">&amp;gt; **Tomorrow,** we envision new opportunities to serve, to innovate, and to leave behind a legacy that calls men to courage, unity, and faith. <text:s/></text:p>
      <text:p text:style-name="Standard">&amp;gt; <text:s text:c="2"/></text:p>
      <text:p text:style-name="Standard">&amp;gt; **How are we going to get there?** <text:s/></text:p>
      <text:p text:style-name="Standard">&amp;gt; Our8231 has begun an ambitious journey — you can read more about it here. <text:s/></text:p>
      <text:p text:style-name="Standard">&amp;gt; <text:s text:c="2"/></text:p>
      <text:p text:style-name="Standard">&amp;gt; Be a part of that future right now and add your name to the list of people who want to help build it. <text:s/></text:p>
      <text:p text:style-name="Standard">&amp;gt; <text:s text:c="2"/></text:p>
      <text:p text:style-name="Standard">&amp;gt; **Start Helping Today!** <text:s/></text:p>
      <text:p text:style-name="Standard">&amp;gt; Everyone is welcome — you don’t have to be a Knight to take part or to receive support.</text:p>
      <text:p text:style-name="Standard"/>
      <text:p text:style-name="Standard">---</text:p>
      <text:p text:style-name="Standard"/>
      <text:p text:style-name="Standard">Would you like me to tune this further for **web display** (for example, shorter blocks for mobile, better line-break pacing, and heading hierarchy for Gutenberg layout)?&lt;/div&gt;&lt;/pre&gt;&lt;pre <text:soft-page-break/>class="message"&gt;&lt;div class="author"&gt;user&lt;/div&gt;&lt;div&gt;thx&lt;/div&gt;&lt;/pre&gt;&lt;pre class="message"&gt;&lt;div class="author"&gt;ChatGPT&lt;/div&gt;&lt;div&gt;You got it. 👍 <text:s/></text:p>
      <text:p text:style-name="Standard">Whenever you’re ready, I can help you break that blurb into Gutenberg-friendly sections or adjust tone for a specific page (like “About,” “Join,” or “Mission”).&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22:00.728860493</meta:creation-date>
    <dc:date>2025-11-14T22:22:16.160185729</dc:date>
    <meta:editing-duration>PT16S</meta:editing-duration>
    <meta:editing-cycles>1</meta:editing-cycles>
    <meta:document-statistic meta:table-count="0" meta:image-count="0" meta:object-count="0" meta:page-count="3" meta:paragraph-count="57" meta:word-count="755" meta:character-count="4810" meta:non-whitespace-character-count="4024"/>
    <meta:generator>LibreOffice/24.2.7.2$Linux_X86_64 LibreOffice_project/420$Build-2</meta:generator>
  </office:meta>
</office:document-meta>
</file>